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1.27cm" style:use-optimal-column-width="true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0.370416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2.27541666666667cm" style:use-optimal-column-width="true"/>
    </style:style>
    <style:style style:name="co18" style:family="table-column">
      <style:table-column-properties fo:break-before="auto" style:column-width="2.54cm" style:use-optimal-column-width="true"/>
    </style:style>
    <style:style style:name="co19" style:family="table-column">
      <style:table-column-properties fo:break-before="auto" style:column-width="2.16958333333333cm" style:use-optimal-column-width="true"/>
    </style:style>
    <style:style style:name="co20" style:family="table-column">
      <style:table-column-properties fo:break-before="auto" style:column-width="1.48166666666667cm" style:use-optimal-column-width="true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2.59291666666667cm" style:use-optimal-column-width="true"/>
    </style:style>
    <style:style style:name="co23" style:family="table-column">
      <style:table-column-properties fo:break-before="auto" style:column-width="2.40770833333333cm" style:use-optimal-column-width="true"/>
    </style:style>
    <style:style style:name="co24" style:family="table-column">
      <style:table-column-properties fo:break-before="auto" style:column-width="2.24895833333333cm" style:use-optimal-column-width="true"/>
    </style:style>
    <style:style style:name="co25" style:family="table-column">
      <style:table-column-properties fo:break-before="auto" style:column-width="3.83645833333333cm" style:use-optimal-column-width="true"/>
    </style:style>
    <style:style style:name="co26" style:family="table-column">
      <style:table-column-properties fo:break-before="auto" style:column-width="1.74625cm"/>
    </style:style>
    <style:style style:name="co27" style:family="table-column">
      <style:table-column-properties fo:break-before="auto" style:column-width="2.75166666666667cm" style:use-optimal-column-width="true"/>
    </style:style>
    <style:style style:name="co28" style:family="table-column">
      <style:table-column-properties fo:break-before="auto" style:column-width="2.48708333333333cm" style:use-optimal-column-width="true"/>
    </style:style>
    <style:style style:name="co29" style:family="table-column">
      <style:table-column-properties fo:break-before="auto" style:column-width="2.11666666666667cm" style:use-optimal-column-width="true"/>
    </style:style>
    <style:style style:name="co30" style:family="table-column">
      <style:table-column-properties fo:break-before="auto" style:column-width="2.67229166666667cm" style:use-optimal-column-width="true"/>
    </style:style>
    <style:style style:name="co31" style:family="table-column">
      <style:table-column-properties fo:break-before="auto" style:column-width="2.43416666666667cm" style:use-optimal-column-width="true"/>
    </style:style>
    <style:style style:name="co32" style:family="table-column">
      <style:table-column-properties fo:break-before="auto" style:column-width="2.06375cm" style:use-optimal-column-width="true"/>
    </style:style>
    <style:style style:name="co33" style:family="table-column">
      <style:table-column-properties fo:break-before="auto" style:column-width="2.09020833333333cm" style:use-optimal-column-width="true"/>
    </style:style>
    <style:style style:name="co34" style:family="table-column">
      <style:table-column-properties fo:break-before="auto" style:column-width="0.370416666666667cm" style:use-optimal-column-width="true"/>
    </style:style>
    <style:style style:name="co35" style:family="table-column">
      <style:table-column-properties fo:break-before="auto" style:column-width="2.35479166666667cm" style:use-optimal-column-width="true"/>
    </style:style>
    <style:style style:name="co36" style:family="table-column">
      <style:table-column-properties fo:break-before="auto" style:column-width="1.24354166666667cm" style:use-optimal-column-width="true"/>
    </style:style>
    <style:style style:name="co37" style:family="table-column">
      <style:table-column-properties fo:break-before="auto" style:column-width="1.00541666666667cm"/>
    </style:style>
    <style:style style:name="co38" style:family="table-column">
      <style:table-column-properties fo:break-before="auto" style:column-width="0.820208333333333cm"/>
    </style:style>
    <style:style style:name="co39" style:family="table-column">
      <style:table-column-properties fo:break-before="auto" style:column-width="2.16958333333333cm"/>
    </style:style>
    <style:style style:name="co40" style:family="table-column">
      <style:table-column-properties fo:break-before="auto" style:column-width="3.65125cm" style:use-optimal-column-width="true"/>
    </style:style>
    <style:style style:name="co41" style:family="table-column">
      <style:table-column-properties fo:break-before="auto" style:column-width="1.64041666666667cm"/>
    </style:style>
    <style:style style:name="co42" style:family="table-column">
      <style:table-column-properties fo:break-before="auto" style:column-width="2.778125cm" style:use-optimal-column-width="true"/>
    </style:style>
    <style:style style:name="co43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office:value-type="string" table:style-name="ce1">
            <text:p>Pia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" table:style-name="ce2">
            <text:p>001</text:p>
          </table:table-cell>
          <table:table-cell office:value-type="string" table:style-name="ce1">
            <text:p>Piano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Upright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Mild 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Upright P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Mild Piano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European P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uropean P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d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Piano + Str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ano +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Piano + St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Piano+Choir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Piano+Choi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" table:style-name="ce2">
            <text:p>002</text:p>
          </table:table-cell>
          <table:table-cell office:value-type="string" table:style-name="ce1">
            <text:p>Piano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ano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Pop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Rock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Pop Piano 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2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2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2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Rock Piano 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Dance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ance 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" table:style-name="ce2">
            <text:p>003</text:p>
          </table:table-cell>
          <table:table-cell office:value-type="string" table:style-name="ce1">
            <text:p>Piano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ano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EG+Rhode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G+Rhode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G+Rhode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EG+Rhode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G+Rhode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G+Rhode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Piano 3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ano 3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3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3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4" table:style-name="ce2">
            <text:p>004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Honky-tonk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ld Uprigh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Tonk w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5" table:style-name="ce2">
            <text:p>005</text:p>
          </table:table-cell>
          <table:table-cell office:value-type="string" table:style-name="ce1">
            <text:p>E.Piano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.Piano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.Piano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St.Soft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Soft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Soft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EP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Cho. E.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. E.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Silent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entRhod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FM+SA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M+SA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M+SA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1v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Dist E.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 E.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Wurl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url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0'sE.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0s E.Piano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Hard 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d 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Mellow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w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" table:style-name="ce2">
            <text:p>006</text:p>
          </table:table-cell>
          <table:table-cell office:value-type="string" table:style-name="ce1">
            <text:p>E.Piano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.Piano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.Piano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E.Piano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Detuned EP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etuned EP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etuned EP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EP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Detuned EP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EP Legen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St.FM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2v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Hard FM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d 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EP Pha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7" table:style-name="ce2">
            <text:p>007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Harpsichord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psichord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Harpsichord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oupled Hps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oupled Hp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oupled Hp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oupled Hp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Synth Harps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Harpsi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8" table:style-name="ce2">
            <text:p>008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Clav.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Atk Clav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Atk Clav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omp Clav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omp Clav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eso Clav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Clav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Phase Cla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Clav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v.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Analog Clav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alog Clav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JP8 Clav.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Clav.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2"/>
          <table:table-cell office:value-type="string" table:style-name="ce1">
            <text:p>JP8 Clav.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Clav.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2"/>
          <table:table-cell office:value-type="string" table:style-name="ce1">
            <text:p>SynRingClav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7" table:style-name="ce2">
            <text:p>037</text:p>
          </table:table-cell>
          <table:table-cell table:style-name="ce2"/>
          <table:table-cell office:value-type="string" table:style-name="ce1">
            <text:p>SynDist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8" table:style-name="ce2">
            <text:p>038</text:p>
          </table:table-cell>
          <table:table-cell table:style-name="ce2"/>
          <table:table-cell office:value-type="string" table:style-name="ce1">
            <text:p>JP8000 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9" table:style-name="ce2">
            <text:p>039</text:p>
          </table:table-cell>
          <table:table-cell table:style-name="ce2"/>
          <table:table-cell office:value-type="string" table:style-name="ce1">
            <text:p>Pulse Cla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tabula_SC_8850_OM_1" table:cell-range-address="Piano.$A$1:Piano.$P$1155" table:base-cell-address="Piano.$A$1"/>
        </table:named-expressions>
      </table:table>
      <table:table table:name="Organ" table:style-name="ta2">
        <table:table-column table:style-name="co15" table:number-columns-repeated="2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5" table:default-cell-style-name="ce1"/>
        <table:table-column table:style-name="co9" table:default-cell-style-name="ce1"/>
        <table:table-column table:style-name="co8" table:default-cell-style-name="ce1"/>
        <table:table-column table:style-name="co17" table:default-cell-style-name="ce1"/>
        <table:table-column table:style-name="co8" table:default-cell-style-name="ce1"/>
        <table:table-column table:style-name="co15" table:number-columns-repeated="16373" table:default-cell-style-name="ce1"/>
        <table:table-row table:style-name="ro1">
          <table:table-cell office:value-type="string" table:style-name="ce1">
            <text:p>Org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7" table:style-name="ce2">
            <text:p>017</text:p>
          </table:table-cell>
          <table:table-cell office:value-type="string" table:style-name="ce1">
            <text:p>Organ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Organ 10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1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Ful Organ 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Ful 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Ful 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Ful 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Ful Organ 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2"/>
          <table:table-cell office:value-type="string" table:style-name="ce1">
            <text:p>Ful Organ 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Trem.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.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tunedOr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Or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Organ 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. 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Ful Organ 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Ful Organ 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Ful Organ 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60's Organ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0's Organ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60's Organ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60's Organ 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Farf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arf Org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Cheese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eese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D-50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-50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JUNO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Hybrid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2"/>
          <table:table-cell office:value-type="string" table:style-name="ce1">
            <text:p>VS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S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9" table:style-name="ce2">
            <text:p>029</text:p>
          </table:table-cell>
          <table:table-cell table:style-name="ce2"/>
          <table:table-cell office:value-type="string" table:style-name="ce1">
            <text:p>Digi Churc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gi Chur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0" table:style-name="ce2">
            <text:p>030</text:p>
          </table:table-cell>
          <table:table-cell table:style-name="ce2"/>
          <table:table-cell office:value-type="string" table:style-name="ce1">
            <text:p>JX-8P Org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1" table:style-name="ce2">
            <text:p>031</text:p>
          </table:table-cell>
          <table:table-cell table:style-name="ce2"/>
          <table:table-cell office:value-type="string" table:style-name="ce1">
            <text:p>FM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70's E.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0's E.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Even B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ven 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ven 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Organ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rgan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8" table:style-name="ce2">
            <text:p>048</text:p>
          </table:table-cell>
          <table:table-cell table:style-name="ce2"/>
          <table:table-cell office:value-type="string" table:style-name="ce1">
            <text:p>5th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8" table:style-name="ce2">
            <text:p>018</text:p>
          </table:table-cell>
          <table:table-cell office:value-type="string" table:style-name="ce1">
            <text:p>Org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Jazz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azz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E.Organ 16+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.Organ 16+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Jazz 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Jazz 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Jazz 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Jazz Organ 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2"/>
          <table:table-cell office:value-type="string" table:style-name="ce1">
            <text:p>Jazz Organ 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horus Or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Or.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tunedO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Or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Octave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Perc.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erc.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gan 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Perc.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4" table:style-name="ce2">
            <text:p>034</text:p>
          </table:table-cell>
          <table:table-cell table:style-name="ce2"/>
          <table:table-cell office:value-type="string" table:style-name="ce1">
            <text:p>Perc.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2"/>
          <table:table-cell office:value-type="string" table:style-name="ce1">
            <text:p>Perc.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9" table:style-name="ce2">
            <text:p>019</text:p>
          </table:table-cell>
          <table:table-cell office:value-type="string" table:style-name="ce1">
            <text:p>Organ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Organ 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Rotary Org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 Org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otary Org.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Org.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Rock Organ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Organ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Rock Org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Orga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Rotary Org.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Org.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0" table:style-name="ce2">
            <text:p>020</text:p>
          </table:table-cell>
          <table:table-cell office:value-type="string" table:style-name="ce1">
            <text:p>Church Org.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urch Org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urch Org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hurch Org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Org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urch Org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Church Org.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Org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urch Org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Organ 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rg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Trem.Flut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.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.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Theater Org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heater Org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1" table:style-name="ce2">
            <text:p>021</text:p>
          </table:table-cell>
          <table:table-cell office:value-type="string" table:style-name="ce1">
            <text:p>Reed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ed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ed Orga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Reed Organ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Wind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nd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Puff Org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2" table:style-name="ce2">
            <text:p>022</text:p>
          </table:table-cell>
          <table:table-cell office:value-type="string" table:style-name="ce1">
            <text:p>Accordion F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cordion F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cordionF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cordion F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Accordion 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cordion 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cordion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cordion I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Dist.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Cho.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.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Hard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Soft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3" table:style-name="ce2">
            <text:p>023</text:p>
          </table:table-cell>
          <table:table-cell office:value-type="string" table:style-name="ce1">
            <text:p>Harmonic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Harmonic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Harmonica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rmonic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.Harp Bas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B.Harp Supp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4" table:style-name="ce2">
            <text:p>024</text:p>
          </table:table-cell>
          <table:table-cell office:value-type="string" table:style-name="ce1">
            <text:p>Bandone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ndone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doneo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andoneo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Bandoneon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503" table:style-name="ro1">
          <table:table-cell table:number-columns-repeated="16384"/>
        </table:table-row>
      </table:table>
      <table:table table:name="Bass" table:style-name="ta2">
        <table:table-column table:style-name="co15" table:number-columns-repeated="2" table:default-cell-style-name="ce1"/>
        <table:table-column table:style-name="co18" table:default-cell-style-name="ce1"/>
        <table:table-column table:style-name="co8" table:default-cell-style-name="ce1"/>
        <table:table-column table:style-name="co18" table:default-cell-style-name="ce1"/>
        <table:table-column table:style-name="co8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19" table:default-cell-style-name="ce1"/>
        <table:table-column table:style-name="co15" table:number-columns-repeated="16374" table:default-cell-style-name="ce1"/>
        <table:table-row table:style-name="ro1">
          <table:table-cell office:value-type="string" table:style-name="ce1">
            <text:p>B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3" table:style-name="ce2">
            <text:p>033</text:p>
          </table:table-cell>
          <table:table-cell office:value-type="string" table:style-name="ce1">
            <text:p>Acoustic 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oustic Bs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ousticB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oustic B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Rockabill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abill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Wild A.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ld A.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Atk A.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Bass + OH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ss + OH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4" table:style-name="ce2">
            <text:p>034</text:p>
          </table:table-cell>
          <table:table-cell office:value-type="string" table:style-name="ce1">
            <text:p>Fingered Bs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ingered Bs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ingered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ngered B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Fingered B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ingered B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ingered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Jazz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azz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Jazz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Jazz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azz B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Rock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Heart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AttackFing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2"/>
          <table:table-cell office:value-type="string" table:style-name="ce1">
            <text:p>Finger Sla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horusJazzB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JazzB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F.Bass/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Bass/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5" table:style-name="ce2">
            <text:p>035</text:p>
          </table:table-cell>
          <table:table-cell office:value-type="string" table:style-name="ce1">
            <text:p>Picked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Picked B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Picked Bas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Picked Bas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Double Pi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Muted Pick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Pick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utePick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P.Bass/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.Bass/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6" table:style-name="ce2">
            <text:p>036</text:p>
          </table:table-cell>
          <table:table-cell office:value-type="string" table:style-name="ce1">
            <text:p>Fretless Bs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retless 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tless B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Fretless B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retless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Fretless B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Fretless B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Syn Fretle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 Fretl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Fretl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Mr.Smoo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r.Smoo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r.Smoo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Wood+FlessB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ood+FlessB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7" table:style-name="ce2">
            <text:p>037</text:p>
          </table:table-cell>
          <table:table-cell office:value-type="string" table:style-name="ce1">
            <text:p>Slap Bass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lap P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lap Po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Reso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Unison Sla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Unison Sla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8" table:style-name="ce2">
            <text:p>038</text:p>
          </table:table-cell>
          <table:table-cell office:value-type="string" table:style-name="ce1">
            <text:p>Slap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lap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ap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ap Bass 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lap Bass 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FM Sla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M Sla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9" table:style-name="ce2">
            <text:p>039</text:p>
          </table:table-cell>
          <table:table-cell office:value-type="string" table:style-name="ce1">
            <text:p>Synth B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thB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ynthBass10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thBass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Bass10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.Bass10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CS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S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JP-4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-4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JP-8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-8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P5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JPM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M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Acid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i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ci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n.Bass 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TB303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B303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Tekno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kno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ekno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TB303 Bass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Bass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Kicked TB30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icked TB30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2"/>
          <table:table-cell office:value-type="string" table:style-name="ce1">
            <text:p>TB303 Saw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Saw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2"/>
          <table:table-cell office:value-type="string" table:style-name="ce1">
            <text:p>Rubber303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ubber303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2"/>
          <table:table-cell office:value-type="string" table:style-name="ce1">
            <text:p>Reso 303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303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eso SH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H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SH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TB303 Sqr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303 Sqr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TB303 Dist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Dist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Clavi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2"/>
          <table:table-cell office:value-type="string" table:style-name="ce1">
            <text:p>Ha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2"/>
          <table:table-cell office:value-type="string" table:style-name="ce1">
            <text:p>Jungle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2"/>
          <table:table-cell office:value-type="string" table:style-name="ce1">
            <text:p>Squa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2"/>
          <table:table-cell office:value-type="string" table:style-name="ce1">
            <text:p>Square Bas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Arpeggio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rpeggio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Hit&amp;Saw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Ring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034</text:p>
          </table:table-cell>
          <table:table-cell table:style-name="ce2"/>
          <table:table-cell office:value-type="string" table:style-name="ce1">
            <text:p>AtkSine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2"/>
          <table:table-cell office:value-type="string" table:style-name="ce1">
            <text:p>OB sin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2"/>
          <table:table-cell office:value-type="string" table:style-name="ce1">
            <text:p>Auxiliary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303SqDist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303SqDist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303SqDistBs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3" table:style-name="ce2">
            <text:p>043</text:p>
          </table:table-cell>
          <table:table-cell table:style-name="ce2"/>
          <table:table-cell office:value-type="string" table:style-name="ce1">
            <text:p>303Sqr.Re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4" table:style-name="ce2">
            <text:p>044</text:p>
          </table:table-cell>
          <table:table-cell table:style-name="ce2"/>
          <table:table-cell office:value-type="string" table:style-name="ce1">
            <text:p>TeeB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40" table:style-name="ce2">
            <text:p>040</text:p>
          </table:table-cell>
          <table:table-cell office:value-type="string" table:style-name="ce1">
            <text:p>Synth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th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ynthBass20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Bass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Bass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Modular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odular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odular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Seq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eq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eq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MG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Mg Oct Bas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Oct Bas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MG Oct B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Oct Bas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2"/>
          <table:table-cell office:value-type="string" table:style-name="ce1">
            <text:p>MG Blip Bs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Blip B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eef FM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ef FM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eef FM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Dly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ly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X Wi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X Wire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X Wi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WireStr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reStr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Blip Bass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lip Bas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2"/>
          <table:table-cell office:value-type="string" table:style-name="ce1">
            <text:p>RubberB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ubberBas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2"/>
          <table:table-cell office:value-type="string" table:style-name="ce1">
            <text:p>Syn Bell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2"/>
          <table:table-cell office:value-type="string" table:style-name="ce1">
            <text:p>Od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ubber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ubberB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ubber Ba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Rubber Ba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SH101 Bass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101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SH101 Bass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101Bas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Smooth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mooth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mooth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2"/>
          <table:table-cell office:value-type="string" table:style-name="ce1">
            <text:p>SH101 Bass 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2"/>
          <table:table-cell office:value-type="string" table:style-name="ce1">
            <text:p>Spike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pike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2"/>
          <table:table-cell office:value-type="string" table:style-name="ce1">
            <text:p>House Bass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use Bas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2"/>
          <table:table-cell office:value-type="string" table:style-name="ce1">
            <text:p>K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Sync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c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MG 5th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5th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RND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ND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WowM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owM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2"/>
          <table:table-cell office:value-type="string" table:style-name="ce1">
            <text:p>Bubble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ubble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029</text:p>
          </table:table-cell>
          <table:table-cell table:style-name="ce2"/>
          <table:table-cell office:value-type="string" table:style-name="ce1">
            <text:p>Attack Pul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030</text:p>
          </table:table-cell>
          <table:table-cell table:style-name="ce2"/>
          <table:table-cell office:value-type="string" table:style-name="ce1">
            <text:p>Sync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2">
            <text:p>031</text:p>
          </table:table-cell>
          <table:table-cell table:style-name="ce2"/>
          <table:table-cell office:value-type="string" table:style-name="ce1">
            <text:p>Pulse Mix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MG Dist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Seq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034</text:p>
          </table:table-cell>
          <table:table-cell table:style-name="ce2"/>
          <table:table-cell office:value-type="string" table:style-name="ce1">
            <text:p>3r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2"/>
          <table:table-cell office:value-type="string" table:style-name="ce1">
            <text:p>MG Oct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2"/>
          <table:table-cell office:value-type="string" table:style-name="ce1">
            <text:p>SlowEnv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037</text:p>
          </table:table-cell>
          <table:table-cell table:style-name="ce2"/>
          <table:table-cell office:value-type="string" table:style-name="ce1">
            <text:p>Mil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8" table:style-name="ce2">
            <text:p>038</text:p>
          </table:table-cell>
          <table:table-cell table:style-name="ce2"/>
          <table:table-cell office:value-type="string" table:style-name="ce1">
            <text:p>DistEnv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9" table:style-name="ce2">
            <text:p>039</text:p>
          </table:table-cell>
          <table:table-cell table:style-name="ce2"/>
          <table:table-cell office:value-type="string" table:style-name="ce1">
            <text:p>MG Light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DistSyn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Ris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Cyber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61" table:style-name="ro1">
          <table:table-cell table:number-columns-repeated="16384"/>
        </table:table-row>
      </table:table>
      <table:table table:name="Guitar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2" table:default-cell-style-name="ce1"/>
        <table:table-column table:style-name="co8" table:default-cell-style-name="ce1"/>
        <table:table-column table:style-name="co6" table:default-cell-style-name="ce1"/>
        <table:table-column table:style-name="co23" table:default-cell-style-name="ce1"/>
        <table:table-column table:style-name="co8" table:default-cell-style-name="ce1"/>
        <table:table-column table:style-name="co24" table:default-cell-style-name="ce1"/>
        <table:table-column table:style-name="co8" table:default-cell-style-name="ce1"/>
        <table:table-column table:style-name="co15" table:number-columns-repeated="16373" table:default-cell-style-name="ce1"/>
        <table:table-row table:style-name="ro1">
          <table:table-cell office:value-type="string" table:style-name="ce1">
            <text:p>Guit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table:style-name="ce1"/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5" table:style-name="ce2">
            <text:p>025</text:p>
          </table:table-cell>
          <table:table-cell office:value-type="string" table:style-name="ce1">
            <text:p>Nylon-str.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-str.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str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lon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Ukule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Nylon Gt.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Velo Harmni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elo Harmni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Harmni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Nylon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Nylon Gt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ylon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lon Gt.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Lequint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Lequint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equint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6" table:style-name="ce2">
            <text:p>026</text:p>
          </table:table-cell>
          <table:table-cell office:value-type="string" table:style-name="ce1">
            <text:p>Steel-str.G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teel-str.G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eelstr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el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12-str.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Nylon+Stee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+Stee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+Ste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Atk Steel G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Mandol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ndo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dolin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Mandoli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MandolinTre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Tre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Steel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teel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eel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Steel + Bod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7" table:style-name="ce2">
            <text:p>027</text:p>
          </table:table-cell>
          <table:table-cell office:value-type="string" table:style-name="ce1">
            <text:p>Jazz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azz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azz Gt.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Jazz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Mellow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ow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Pedal Stee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edal Ste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edal Ste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waiian Gt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8" table:style-name="ce2">
            <text:p>028</text:p>
          </table:table-cell>
          <table:table-cell office:value-type="string" table:style-name="ce1">
            <text:p>Clean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Clean Hal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lean Hal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Open Hard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pen Hard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Open Har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pen Hard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JC Clean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C Clean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Atk Clean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horus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JC Chorus 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C Chorus 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TC FrontP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C FrontP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TC Rear P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C Rear P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TC Clean ff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Clean ff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TC Clean 2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Clean 2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2"/>
          <table:table-cell office:value-type="string" table:style-name="ce1">
            <text:p>LP Rear P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2"/>
          <table:table-cell office:value-type="string" table:style-name="ce1">
            <text:p>LP Rea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2"/>
          <table:table-cell office:value-type="string" table:style-name="ce1">
            <text:p>LP RearA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2"/>
          <table:table-cell office:value-type="string" table:style-name="ce1">
            <text:p>Mid Tone G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Chung Ru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Chung Ru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29" table:style-name="ce2">
            <text:p>029</text:p>
          </table:table-cell>
          <table:table-cell office:value-type="string" table:style-name="ce1">
            <text:p>Muted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Muted Dis.G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Dis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tedDis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TC Muted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Muted Gt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Funk P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unk P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unk P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nk 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Funk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Jazz M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0" table:style-name="ce2">
            <text:p>030</text:p>
          </table:table-cell>
          <table:table-cell office:value-type="string" table:style-name="ce1">
            <text:p>Overdrive 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verdrive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verdriveGt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Overdriv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Overdrive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More Dri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ore Dri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Guitar Pi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Attack Dr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LP OverDrv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P OverDrv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LP OverDrv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P OverDrv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LP Half Dr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LP Half Drv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LP Chor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1" table:style-name="ce2">
            <text:p>031</text:p>
          </table:table-cell>
          <table:table-cell office:value-type="string" table:style-name="ce1">
            <text:p>Distortion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ortion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stortion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st.Gt.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Dist. Gt2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 Gt2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st. 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Dazed Gu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azed 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azed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Distortion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ortion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Dist.Fast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Fast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Attack Di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Feedback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edback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edback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edback Gt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Feedback Gt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edback 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edback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Power Gu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wer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Power Gt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Gt.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wer Gt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5th Dis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Dis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th Dis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Rock Rhyth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Rhyth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ck Rhyth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Rock Rhythm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Rhyth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ckRhyth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Dist Rtm G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32" table:style-name="ce2">
            <text:p>032</text:p>
          </table:table-cell>
          <table:table-cell office:value-type="string" table:style-name="ce1">
            <text:p>Gt.Harmonic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t.Harmon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t.Harmonix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Gt.Harmonix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Gt. Feedba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t. Feedba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t.Feedba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Gt.Feedback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Gt.Feedback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t. Feedback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Ac.Gt.Harmn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.Gt.Harmn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c.Gt.Harm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E.Bass 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.Bass 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502" table:style-name="ro1">
          <table:table-cell table:number-columns-repeated="16384"/>
        </table:table-row>
      </table:table>
      <table:table table:name="Chromatic_percuission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default-cell-style-name="ce1"/>
        <table:table-column table:style-name="co6" table:default-cell-style-name="ce1"/>
        <table:table-column table:style-name="co29" table:default-cell-style-name="ce1"/>
        <table:table-column table:style-name="co8" table:default-cell-style-name="ce1"/>
        <table:table-column table:style-name="co29" table:default-cell-style-name="ce1"/>
        <table:table-column table:style-name="co8" table:default-cell-style-name="ce1"/>
        <table:table-column table:style-name="co15" table:number-columns-repeated="16373" table:default-cell-style-name="ce1"/>
        <table:table-row table:style-name="ro1">
          <table:table-cell office:value-type="string" table:style-name="ce1">
            <text:p>Chromatic percui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<text:s text:c="3"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9" table:style-name="ce2">
            <text:p>009</text:p>
          </table:table-cell>
          <table:table-cell office:value-type="string" table:style-name="ce1">
            <text:p>Celesta1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ele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elesta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elesta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Pop Celesta 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Pop Celest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" table:style-name="ce2">
            <text:p>010</text:p>
          </table:table-cell>
          <table:table-cell office:value-type="string" table:style-name="ce1">
            <text:p>Glockenspiel 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Glockensp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locknsp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ckenspl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" table:style-name="ce2">
            <text:p>011</text:p>
          </table:table-cell>
          <table:table-cell office:value-type="string" table:style-name="ce1">
            <text:p>Music Box1</text:p>
          </table:table-cell>
          <table:table-cell table:style-name="ce1"/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Music Box 2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St.Music Box 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" table:style-name="ce2">
            <text:p>012</text:p>
          </table:table-cell>
          <table:table-cell office:value-type="string" table:style-name="ce1">
            <text:p><text:s/>Vibraphone <text:s/>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Pop Vibe.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Pop Vibe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rd Vib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Vibraphone w 1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Vibraphone 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ib.w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Vib.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Vibraphones 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Vibraphon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3" table:style-name="ce2">
            <text:p>013</text:p>
          </table:table-cell>
          <table:table-cell office:value-type="string" table:style-name="ce1">
            <text:p>Marimba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Marimba w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Barafon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Baraf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raf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Barafon 2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Barafo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rafo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Log drum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Log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g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4" table:style-name="ce2">
            <text:p>014</text:p>
          </table:table-cell>
          <table:table-cell office:value-type="string" table:style-name="ce1">
            <text:p>Xylophone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Xylophone w 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5" table:style-name="ce2">
            <text:p>015</text:p>
          </table:table-cell>
          <table:table-cell office:value-type="string" table:style-name="ce1">
            <text:p>Tubular-bell 1</text:p>
          </table:table-cell>
          <table:table-cell table:style-name="ce1"/>
          <table:table-cell office:value-type="string" table:style-name="ce1">
            <text:p>Tubular-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ular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Tubularbell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hurch Bell 1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hurch 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 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hurch Bell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Carillon1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arill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arillo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arillon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Church Bell2 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Tubularbellw 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6" table:style-name="ce2">
            <text:p>016</text:p>
          </table:table-cell>
          <table:table-cell office:value-type="string" table:style-name="ce1">
            <text:p>Santur1</text:p>
          </table:table-cell>
          <table:table-cell table:style-name="ce1"/>
          <table:table-cell office:value-type="string" table:style-name="ce1">
            <text:p>Sant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antu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antu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antur 2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Santu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antu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Santur 3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imbalom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imbal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imbal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Zither 11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Zither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Zither 2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Zither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Dulcimer2<text:s/>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Dulcim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Brass" table:style-name="ta2">
        <table:table-column table:style-name="co15" table:number-columns-repeated="2" table:default-cell-style-name="ce1"/>
        <table:table-column table:style-name="co30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8" table:default-cell-style-name="ce1"/>
        <table:table-column table:style-name="co24" table:default-cell-style-name="ce1"/>
        <table:table-column table:style-name="co32" table:default-cell-style-name="ce1"/>
        <table:table-column table:style-name="co16" table:default-cell-style-name="ce1"/>
        <table:table-column table:style-name="co33" table:default-cell-style-name="ce1"/>
        <table:table-column table:style-name="co15" table:number-columns-repeated="16373" table:default-cell-style-name="ce1"/>
        <table:table-row table:style-name="ro1">
          <table:table-cell office:value-type="string" table:style-name="ce1">
            <text:p>Br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table:style-name="ce1"/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57" table:style-name="ce2">
            <text:p>057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Trumpet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umpet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Trumpet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Dark 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Trumpet &amp; N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Flugel Hor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gel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lugel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4th Trumpet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4th Trumpet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Bright Tp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ight Tp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ight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Warm Tp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Warm Tp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Twin Tp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Syn. Trump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. Trump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58" table:style-name="ce2">
            <text:p>058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Trombon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ombone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ombone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Trombone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Twin bon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win bon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Bones &amp; Tub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Bright T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s. Trombo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s. Tromb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Euphoniu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59" table:style-name="ce2">
            <text:p>059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Tub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uba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a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Tuba + Hor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0" table:style-name="ce2">
            <text:p>060</text:p>
          </table:table-cell>
          <table:table-cell office:value-type="string" table:style-name="ce1">
            <text:p>MutedTrump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ted Tp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teTrumpet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Cup Mute T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MuteTrumpe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MuteTrumpet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Muted Horn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Horn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1" table:style-name="ce2">
            <text:p>061</text:p>
          </table:table-cell>
          <table:table-cell office:value-type="string" table:style-name="ce1">
            <text:p>French Horn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rench Hor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nchHor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nch Hor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Fr.Hor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.Hor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.Horn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Fr.Horn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Horn + Orch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n + Orch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Wide FreHrn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de FreHr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F.Hrn Slow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Hrn Slow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r.HornS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Dual Horn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ual Hor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Synth Hor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Hor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orn 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F.Horn Ri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Horn Ri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2" table:style-name="ce2">
            <text:p>062</text:p>
          </table:table-cell>
          <table:table-cell office:value-type="string" table:style-name="ce1">
            <text:p>Br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ass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Brass 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Brass f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ass f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Bones Sec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ones Sec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St. Brass f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Quad Brass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Quad Bras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r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Brass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Brass sfz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sf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Brass sfz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2"/>
          <table:table-cell office:value-type="string" table:style-name="ce1">
            <text:p>FatPop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Brass Fa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ass Fa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rass Fa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Trumpet Fa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 Fa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Octave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Brass + Ree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+ Ree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Fat + Re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Orch Br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Orch 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2"/>
          <table:table-cell office:value-type="string" table:style-name="ce1">
            <text:p>St.FatPop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2"/>
          <table:table-cell office:value-type="string" table:style-name="ce1">
            <text:p>St.Orch 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7" table:style-name="ce2">
            <text:p>037</text:p>
          </table:table-cell>
          <table:table-cell table:style-name="ce2"/>
          <table:table-cell office:value-type="string" table:style-name="ce1">
            <text:p>St.Orch Br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8" table:style-name="ce2">
            <text:p>038</text:p>
          </table:table-cell>
          <table:table-cell table:style-name="ce2"/>
          <table:table-cell office:value-type="string" table:style-name="ce1">
            <text:p>St.Orch Brs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3" table:style-name="ce2">
            <text:p>063</text:p>
          </table:table-cell>
          <table:table-cell office:value-type="string" table:style-name="ce1">
            <text:p>Synth Bras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Bras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thBrass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rass 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JUN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ly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Stack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SH-5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-5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MKS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KS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Jump Br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Pr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.Brass 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.Brass 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P5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5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Quack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Orch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Oct Syn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 Syn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ctave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log Brs1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Hybrid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OctSynBras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BPF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64" table:style-name="ce2">
            <text:p>064</text:p>
          </table:table-cell>
          <table:table-cell office:value-type="string" table:style-name="ce1">
            <text:p>Synth Br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r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.Brass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.Brass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oft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oft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Warm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Synth Bras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Sync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Fat 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2"/>
          <table:table-cell office:value-type="string" table:style-name="ce1">
            <text:p>Deep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SynBrass sfz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Brass sfz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yn.Brass 4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.Brass 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OB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Res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es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DistSqr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JP8000Saw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Velo Br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lo Br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Br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log Brs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Trans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ans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elo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490" table:style-name="ro1">
          <table:table-cell table:number-columns-repeated="16384"/>
        </table:table-row>
      </table:table>
      <table:table table:name="SFX" table:style-name="ta2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8" table:default-cell-style-name="ce1"/>
        <table:table-column table:style-name="co34" table:default-cell-style-name="ce1"/>
        <table:table-column table:style-name="co3" table:default-cell-style-name="ce1"/>
        <table:table-column table:style-name="co8" table:default-cell-style-name="ce1"/>
        <table:table-column table:style-name="co6" table:default-cell-style-name="ce1"/>
        <table:table-column table:style-name="co34" table:default-cell-style-name="ce1"/>
        <table:table-column table:style-name="co35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8" table:default-cell-style-name="ce1"/>
        <table:table-column table:style-name="co34" table:default-cell-style-name="ce1"/>
        <table:table-column table:style-name="co15" table:number-columns-repeated="16369" table:default-cell-style-name="ce1"/>
        <table:table-row table:style-name="ro1">
          <table:table-cell office:value-type="string" table:style-name="ce1">
            <text:p>SFX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CC00<text:s/></text:p>
          </table:table-cell>
          <table:table-cell office:value-type="string" table:style-name="ce3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1" table:style-name="ce3">
            <text:p>121</text:p>
          </table:table-cell>
          <table:table-cell office:value-type="string" table:style-name="ce1">
            <text:p>Gt.Fret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t.Fret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Gt.FretNoiz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Gt.FretNoiz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3"/>
          <table:table-cell office:value-type="string" table:style-name="ce1">
            <text:p>Gt.Cut Nois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 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3"/>
          <table:table-cell office:value-type="string" table:style-name="ce1">
            <text:p>String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3"/>
          <table:table-cell office:value-type="string" table:style-name="ce1">
            <text:p>Gt.CutNoise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z.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3"/>
          <table:table-cell office:value-type="string" table:style-name="ce1">
            <text:p>Dist.CutNoiz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ist.CutNoi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ist.CutNz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3"/>
          <table:table-cell office:value-type="string" table:style-name="ce1">
            <text:p>Bass Slid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ass Sl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ass Sl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3"/>
          <table:table-cell office:value-type="string" table:style-name="ce1">
            <text:p>Pick Scrap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ick Scra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ick Scra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3"/>
          <table:table-cell office:value-type="string" table:style-name="ce1">
            <text:p>Gt. FX Menu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t. FX Men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3"/>
          <table:table-cell office:value-type="string" table:style-name="ce1">
            <text:p>Bartok Pizz.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artok Pizz.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3"/>
          <table:table-cell office:value-type="string" table:style-name="ce1">
            <text:p>Guitar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itar Sla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3"/>
          <table:table-cell office:value-type="string" table:style-name="ce1">
            <text:p>Chord Strok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Chord Strok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3"/>
          <table:table-cell office:value-type="string" table:style-name="ce1">
            <text:p>Biwa Strok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wa Strok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3"/>
          <table:table-cell office:value-type="string" table:style-name="ce1">
            <text:p>Biwa Tremol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wa Tremol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3"/>
          <table:table-cell office:value-type="string" table:style-name="ce1">
            <text:p>A.Bs.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3"/>
          <table:table-cell office:value-type="string" table:style-name="ce1">
            <text:p>D.Gt.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3"/>
          <table:table-cell office:value-type="string" table:style-name="ce1">
            <text:p>E.Gt.Nz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3"/>
          <table:table-cell office:value-type="string" table:style-name="ce1">
            <text:p>E.Gt.Nz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3"/>
          <table:table-cell office:value-type="string" table:style-name="ce1">
            <text:p>G.Stroke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3"/>
          <table:table-cell office:value-type="string" table:style-name="ce1">
            <text:p>Gt.Slide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3"/>
          <table:table-cell office:value-type="string" table:style-name="ce1">
            <text:p>A.Bs.Mute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3"/>
          <table:table-cell office:value-type="string" table:style-name="ce1">
            <text:p>A.Bs.Touch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3"/>
          <table:table-cell office:value-type="string" table:style-name="ce1">
            <text:p>A.Bs.Atack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3"/>
          <table:table-cell office:value-type="string" table:style-name="ce1">
            <text:p>TC Up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3"/>
          <table:table-cell office:value-type="string" table:style-name="ce1">
            <text:p>TC DownMt.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3"/>
          <table:table-cell office:value-type="string" table:style-name="ce1">
            <text:p>TC UpMt.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3"/>
          <table:table-cell office:value-type="string" table:style-name="ce1">
            <text:p>TC Down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9" table:style-name="ce2">
            <text:p>029</text:p>
          </table:table-cell>
          <table:table-cell table:style-name="ce3"/>
          <table:table-cell office:value-type="string" table:style-name="ce1">
            <text:p>DstGT.Up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030</text:p>
          </table:table-cell>
          <table:table-cell table:style-name="ce3"/>
          <table:table-cell office:value-type="string" table:style-name="ce1">
            <text:p>DstGT.Dwn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031</text:p>
          </table:table-cell>
          <table:table-cell table:style-name="ce3"/>
          <table:table-cell office:value-type="string" table:style-name="ce1">
            <text:p>DstGT.Dwn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3"/>
          <table:table-cell office:value-type="string" table:style-name="ce1">
            <text:p>DstGT.Mute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034</text:p>
          </table:table-cell>
          <table:table-cell table:style-name="ce3"/>
          <table:table-cell office:value-type="string" table:style-name="ce1">
            <text:p>Gt.StrokeNz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5" table:style-name="ce2">
            <text:p>035</text:p>
          </table:table-cell>
          <table:table-cell table:style-name="ce3"/>
          <table:table-cell office:value-type="string" table:style-name="ce1">
            <text:p>StlGt.Sld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6" table:style-name="ce2">
            <text:p>036</text:p>
          </table:table-cell>
          <table:table-cell table:style-name="ce3"/>
          <table:table-cell office:value-type="string" table:style-name="ce1">
            <text:p>StlGt.Sld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7" table:style-name="ce2">
            <text:p>037</text:p>
          </table:table-cell>
          <table:table-cell table:style-name="ce3"/>
          <table:table-cell office:value-type="string" table:style-name="ce1">
            <text:p>StlGt.SldNz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8" table:style-name="ce2">
            <text:p>038</text:p>
          </table:table-cell>
          <table:table-cell table:style-name="ce3"/>
          <table:table-cell office:value-type="string" table:style-name="ce1">
            <text:p>StlGt.SldNz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9" table:style-name="ce2">
            <text:p>039</text:p>
          </table:table-cell>
          <table:table-cell table:style-name="ce3"/>
          <table:table-cell office:value-type="string" table:style-name="ce1">
            <text:p>Gt.Stroke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3"/>
          <table:table-cell office:value-type="string" table:style-name="ce1">
            <text:p>Gt.Stroke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3"/>
          <table:table-cell office:value-type="string" table:style-name="ce1">
            <text:p>Gt.StrokeNz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3"/>
          <table:table-cell office:value-type="string" table:style-name="ce1">
            <text:p>Gt.StrokeNz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2" table:style-name="ce3">
            <text:p>122</text:p>
          </table:table-cell>
          <table:table-cell office:value-type="string" table:style-name="ce1">
            <text:p>Breath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reath 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reathNoise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BreathNoise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3"/>
          <table:table-cell office:value-type="string" table:style-name="ce1">
            <text:p>Fl.Key Cl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 Cl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Cli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Cl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3"/>
          <table:table-cell office:value-type="string" table:style-name="ce1">
            <text:p>Brth 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3"/>
          <table:table-cell office:value-type="string" table:style-name="ce1">
            <text:p>Fl.Breath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3"/>
          <table:table-cell office:value-type="string" table:style-name="ce1">
            <text:p>Fl.Breat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3"/>
          <table:table-cell office:value-type="string" table:style-name="ce1">
            <text:p>Fl.Breath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3"/>
          <table:table-cell office:value-type="string" table:style-name="ce1">
            <text:p>Vox Breath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3"/>
          <table:table-cell office:value-type="string" table:style-name="ce1">
            <text:p>Vox Breat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3"/>
          <table:table-cell office:value-type="string" table:style-name="ce1">
            <text:p>Trombone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3"/>
          <table:table-cell office:value-type="string" table:style-name="ce1">
            <text:p>Trumpet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3" table:style-name="ce3">
            <text:p>123</text:p>
          </table:table-cell>
          <table:table-cell office:value-type="string" table:style-name="ce1">
            <text:p>Seasho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3"/>
          <table:table-cell office:value-type="string" table:style-name="ce1">
            <text:p>Rai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3"/>
          <table:table-cell office:value-type="string" table:style-name="ce1">
            <text:p>Thund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3"/>
          <table:table-cell office:value-type="string" table:style-name="ce1">
            <text:p>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3"/>
          <table:table-cell office:value-type="string" table:style-name="ce1">
            <text:p>Strea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3"/>
          <table:table-cell office:value-type="string" table:style-name="ce1">
            <text:p>Bubbl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3"/>
          <table:table-cell office:value-type="string" table:style-name="ce1">
            <text:p>Win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3"/>
          <table:table-cell office:value-type="string" table:style-name="ce1">
            <text:p>Crick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3"/>
          <table:table-cell office:value-type="string" table:style-name="ce1">
            <text:p>Pink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Pink Nois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3"/>
          <table:table-cell office:value-type="string" table:style-name="ce1">
            <text:p>White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White Nois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4" table:style-name="ce3">
            <text:p>124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3"/>
          <table:table-cell office:value-type="string" table:style-name="ce1">
            <text:p>Do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3"/>
          <table:table-cell office:value-type="string" table:style-name="ce1">
            <text:p>Horse-Gall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-Gall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Gallo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Gall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3"/>
          <table:table-cell office:value-type="string" table:style-name="ce1">
            <text:p>Bir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3"/>
          <table:table-cell office:value-type="string" table:style-name="ce1">
            <text:p>Kitt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it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it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3"/>
          <table:table-cell office:value-type="string" table:style-name="ce1">
            <text:p>Grow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row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row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3"/>
          <table:table-cell office:value-type="string" table:style-name="ce1">
            <text:p>Growl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3"/>
          <table:table-cell office:value-type="string" table:style-name="ce1">
            <text:p>Fancy Ani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3"/>
          <table:table-cell office:value-type="string" table:style-name="ce1">
            <text:p>Se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Telephone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1"/>
          <table:table-cell office:value-type="string" table:style-name="ce1">
            <text:p>Telephon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1"/>
          <table:table-cell office:value-type="string" table:style-name="ce1">
            <text:p>DoorCreak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Creak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reak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reak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1"/>
          <table:table-cell office:value-type="string" table:style-name="ce1">
            <text:p>Doo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1"/>
          <table:table-cell office:value-type="string" table:style-name="ce1">
            <text:p>Scratc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1"/>
          <table:table-cell office:value-type="string" table:style-name="ce1">
            <text:p>Wind Chim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1"/>
          <table:table-cell office:value-type="string" table:style-name="ce1">
            <text:p>Scratch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1"/>
          <table:table-cell office:value-type="string" table:style-name="ce1">
            <text:p>ScratchKe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Ke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1"/>
          <table:table-cell office:value-type="string" table:style-name="ce1">
            <text:p>TapeRe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peRewi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1"/>
          <table:table-cell office:value-type="string" table:style-name="ce1">
            <text:p>Phono Nois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hono Nois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1"/>
          <table:table-cell office:value-type="string" table:style-name="ce1">
            <text:p>MC-500 Beep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MC-500 Beep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1"/>
          <table:table-cell office:value-type="string" table:style-name="ce1">
            <text:p>Scratch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1"/>
          <table:table-cell office:value-type="string" table:style-name="ce1">
            <text:p>Scratch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1"/>
          <table:table-cell office:value-type="string" table:style-name="ce1">
            <text:p>Scratch 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1"/>
          <table:table-cell office:value-type="string" table:style-name="ce1">
            <text:p>Scratch 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1"/>
          <table:table-cell office:value-type="string" table:style-name="ce1">
            <text:p>Scratch 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1"/>
          <table:table-cell office:value-type="string" table:style-name="ce1">
            <text:p>Car-Eng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1"/>
          <table:table-cell office:value-type="string" table:style-name="ce1">
            <text:p>Car-St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1"/>
          <table:table-cell office:value-type="string" table:style-name="ce1">
            <text:p>Car-P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1"/>
          <table:table-cell office:value-type="string" table:style-name="ce1">
            <text:p>Car-Cras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1"/>
          <table:table-cell office:value-type="string" table:style-name="ce1">
            <text:p>Sire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1"/>
          <table:table-cell office:value-type="string" table:style-name="ce1">
            <text:p>Trai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1"/>
          <table:table-cell office:value-type="string" table:style-name="ce1">
            <text:p>Jetplan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1"/>
          <table:table-cell office:value-type="string" table:style-name="ce1">
            <text:p>Starshi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1"/>
          <table:table-cell office:value-type="string" table:style-name="ce1">
            <text:p>Burst Nois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1"/>
          <table:table-cell office:value-type="string" table:style-name="ce1">
            <text:p>Calculati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lculat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1"/>
          <table:table-cell office:value-type="string" table:style-name="ce1">
            <text:p>Perc. Ba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erc. Ba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1"/>
          <table:table-cell office:value-type="string" table:style-name="ce1">
            <text:p>Bur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1"/>
          <table:table-cell office:value-type="string" table:style-name="ce1">
            <text:p>Glass &amp; Gla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1"/>
          <table:table-cell office:value-type="string" table:style-name="ce1">
            <text:p>Ice 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1"/>
          <table:table-cell office:value-type="string" table:style-name="ce1">
            <text:p>Over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1"/>
          <table:table-cell office:value-type="string" table:style-name="ce1">
            <text:p>Crack Bo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1"/>
          <table:table-cell office:value-type="string" table:style-name="ce1">
            <text:p>Pour Bo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1"/>
          <table:table-cell office:value-type="string" table:style-name="ce1">
            <text:p>So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1"/>
          <table:table-cell office:value-type="string" table:style-name="ce1">
            <text:p>Open CD Tr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1"/>
          <table:table-cell office:value-type="string" table:style-name="ce1">
            <text:p>Audio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1"/>
          <table:table-cell office:value-type="string" table:style-name="ce1">
            <text:p>Key Typi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1"/>
          <table:table-cell office:value-type="string" table:style-name="ce1">
            <text:p>SL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1"/>
          <table:table-cell office:value-type="string" table:style-name="ce1">
            <text:p>SL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1"/>
          <table:table-cell office:value-type="string" table:style-name="ce1">
            <text:p>Car Engi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1"/>
          <table:table-cell office:value-type="string" table:style-name="ce1">
            <text:p>Car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1"/>
          <table:table-cell office:value-type="string" table:style-name="ce1">
            <text:p>Boeee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1"/>
          <table:table-cell office:value-type="string" table:style-name="ce1">
            <text:p>R.Cros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1"/>
          <table:table-cell office:value-type="string" table:style-name="ce1">
            <text:p>Compress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9" table:style-name="ce2">
            <text:p>029</text:p>
          </table:table-cell>
          <table:table-cell table:style-name="ce1"/>
          <table:table-cell office:value-type="string" table:style-name="ce1">
            <text:p>Sword Boom!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030</text:p>
          </table:table-cell>
          <table:table-cell table:style-name="ce1"/>
          <table:table-cell office:value-type="string" table:style-name="ce1">
            <text:p>Sword Cr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031</text:p>
          </table:table-cell>
          <table:table-cell table:style-name="ce1"/>
          <table:table-cell office:value-type="string" table:style-name="ce1">
            <text:p>Stab!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1"/>
          <table:table-cell office:value-type="string" table:style-name="ce1">
            <text:p>Stab!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Applaus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1"/>
          <table:table-cell office:value-type="string" table:style-name="ce1">
            <text:p>Laugh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1"/>
          <table:table-cell office:value-type="string" table:style-name="ce1">
            <text:p>Scream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1"/>
          <table:table-cell office:value-type="string" table:style-name="ce1">
            <text:p>Punc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1"/>
          <table:table-cell office:value-type="string" table:style-name="ce1">
            <text:p>Footste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1"/>
          <table:table-cell office:value-type="string" table:style-name="ce1">
            <text:p>Applaus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007</text:p>
          </table:table-cell>
          <table:table-cell table:style-name="ce1"/>
          <table:table-cell office:value-type="string" table:style-name="ce1">
            <text:p>Small Club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mall Club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1"/>
          <table:table-cell office:value-type="string" table:style-name="ce1">
            <text:p>Applause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1"/>
          <table:table-cell office:value-type="string" table:style-name="ce1">
            <text:p>Baby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1"/>
          <table:table-cell office:value-type="string" table:style-name="ce1">
            <text:p>Voice O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1"/>
          <table:table-cell office:value-type="string" table:style-name="ce1">
            <text:p>Voice Tw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w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1"/>
          <table:table-cell office:value-type="string" table:style-name="ce1">
            <text:p>Voice Thre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hre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1"/>
          <table:table-cell office:value-type="string" table:style-name="ce1">
            <text:p>Voice Ta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a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1"/>
          <table:table-cell office:value-type="string" table:style-name="ce1">
            <text:p>Voice Whe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Whe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1"/>
          <table:table-cell office:value-type="string" table:style-name="ce1">
            <text:p>Voice Kik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1"/>
          <table:table-cell office:value-type="string" table:style-name="ce1">
            <text:p>Voice Come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1"/>
          <table:table-cell office:value-type="string" table:style-name="ce1">
            <text:p>Voice A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1"/>
          <table:table-cell office:value-type="string" table:style-name="ce1">
            <text:p>Voice O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1"/>
          <table:table-cell office:value-type="string" table:style-name="ce1">
            <text:p>Voice H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8" table:style-name="ce2">
            <text:p>128</text:p>
          </table:table-cell>
          <table:table-cell office:value-type="string" table:style-name="ce1">
            <text:p>Gun Sho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3"/>
          <table:table-cell office:value-type="string" table:style-name="ce1">
            <text:p>Machine Gu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3"/>
          <table:table-cell office:value-type="string" table:style-name="ce1">
            <text:p>Lasergu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3"/>
          <table:table-cell office:value-type="string" table:style-name="ce1">
            <text:p>Explosi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3"/>
          <table:table-cell office:value-type="string" table:style-name="ce1">
            <text:p>Eruptio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rup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3"/>
          <table:table-cell office:value-type="string" table:style-name="ce1">
            <text:p>Big Sho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g Sho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006</text:p>
          </table:table-cell>
          <table:table-cell table:style-name="ce3"/>
          <table:table-cell office:value-type="string" table:style-name="ce1">
            <text:p>Explosio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number-rows-repeated="14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415" table:style-name="ro1">
          <table:table-cell/>
          <table:table-cell table:style-name="ce3"/>
          <table:table-cell table:number-columns-repeated="16382"/>
        </table:table-row>
        <table:table-row table:style-name="ro1">
          <table:table-cell table:number-columns-repeated="16384"/>
        </table:table-row>
      </table:table>
      <table:table table:name="Drums" table:style-name="ta2">
        <table:table-column table:style-name="co36" table:default-cell-style-name="ce1"/>
        <table:table-column table:style-name="co4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7" table:default-cell-style-name="ce1"/>
        <table:table-column table:style-name="co39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1">
            <text:p>Dru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table:style-name="ce1"/>
          <table:table-cell office:value-type="string" table:style-name="ce1">
            <text:p>SC-88Pro map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SC-55 map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001</text:p>
          </table:table-cell>
          <table:table-cell office:value-type="string" table:style-name="ce1">
            <text:p>STANDARD 1</text:p>
          </table:table-cell>
          <table:table-cell table:style-name="ce1"/>
          <table:table-cell office:value-type="string" table:style-name="ce1">
            <text:p>STANDARD 1</text:p>
          </table:table-cell>
          <table:table-cell table:style-name="ce1"/>
          <table:table-cell office:value-type="string" table:style-name="ce1">
            <text:p>STANDARD 1</text:p>
          </table:table-cell>
          <table:table-cell office:value-type="string" table:style-name="ce1">
            <text:p>STANDARD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002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003</text:p>
          </table:table-cell>
          <table:table-cell office:value-type="string" table:style-name="ce1">
            <text:p>STANDARD L/R</text:p>
          </table:table-cell>
          <table:table-cell table:style-name="ce1"/>
          <table:table-cell office:value-type="string" table:style-name="ce1">
            <text:p>STANDARD 3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009</text:p>
          </table:table-cell>
          <table:table-cell office:value-type="string" table:style-name="ce1">
            <text:p>ROOM</text:p>
          </table:table-cell>
          <table:table-cell table:style-name="ce1"/>
          <table:table-cell office:value-type="string" table:style-name="ce1">
            <text:p>ROOM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ROOM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010</text:p>
          </table:table-cell>
          <table:table-cell office:value-type="string" table:style-name="ce1">
            <text:p>HIP HOP</text:p>
          </table:table-cell>
          <table:table-cell table:style-name="ce1"/>
          <table:table-cell office:value-type="string" table:style-name="ce1">
            <text:p>HIP HOP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011</text:p>
          </table:table-cell>
          <table:table-cell office:value-type="string" table:style-name="ce1">
            <text:p>JUNGLE</text:p>
          </table:table-cell>
          <table:table-cell table:style-name="ce1"/>
          <table:table-cell office:value-type="string" table:style-name="ce1">
            <text:p>JUNGLE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012</text:p>
          </table:table-cell>
          <table:table-cell office:value-type="string" table:style-name="ce1">
            <text:p>TECHNO</text:p>
          </table:table-cell>
          <table:table-cell table:style-name="ce1"/>
          <table:table-cell office:value-type="string" table:style-name="ce1">
            <text:p>TECHNO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013</text:p>
          </table:table-cell>
          <table:table-cell office:value-type="string" table:style-name="ce1">
            <text:p>ROOM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014</text:p>
          </table:table-cell>
          <table:table-cell office:value-type="string" table:style-name="ce1">
            <text:p>HOUSE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017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POWER</text:p>
          </table:table-cell>
          <table:table-cell office:value-type="string" table:style-name="ce1">
            <text:p>POWER</text:p>
          </table:table-cell>
          <table:table-cell table:number-columns-repeated="16377"/>
        </table:table-row>
        <table:table-row table:style-name="ro1">
          <table:table-cell office:value-type="float" office:value="25" table:style-name="ce2">
            <text:p>025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ELECTRONIC</text:p>
          </table:table-cell>
          <table:table-cell table:number-columns-repeated="16377"/>
        </table:table-row>
        <table:table-row table:style-name="ro1">
          <table:table-cell office:value-type="float" office:value="26" table:style-name="ce2">
            <text:p>026</text:p>
          </table:table-cell>
          <table:table-cell office:value-type="string" table:style-name="ce1">
            <text:p>TR-808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808</text:p>
          </table:table-cell>
          <table:table-cell table:style-name="ce1"/>
          <table:table-cell office:value-type="string" table:style-name="ce1">
            <text:p>TR-808/909</text:p>
          </table:table-cell>
          <table:table-cell office:value-type="string" table:style-name="ce1">
            <text:p>TR-808</text:p>
          </table:table-cell>
          <table:table-cell table:number-columns-repeated="16377"/>
        </table:table-row>
        <table:table-row table:style-name="ro1">
          <table:table-cell office:value-type="float" office:value="27" table:style-name="ce2">
            <text:p>027</text:p>
          </table:table-cell>
          <table:table-cell office:value-type="string" table:style-name="ce1">
            <text:p>DANCE</text:p>
          </table:table-cell>
          <table:table-cell table:style-name="ce1"/>
          <table:table-cell office:value-type="string" table:style-name="ce1">
            <text:p>DANCE</text:p>
          </table:table-cell>
          <table:table-cell table:style-name="ce1"/>
          <table:table-cell office:value-type="string" table:style-name="ce1">
            <text:p>DANCE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28" table:style-name="ce2">
            <text:p>028</text:p>
          </table:table-cell>
          <table:table-cell office:value-type="string" table:style-name="ce1">
            <text:p>CR-78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R-78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29" table:style-name="ce2">
            <text:p>029</text:p>
          </table:table-cell>
          <table:table-cell office:value-type="string" table:style-name="ce1">
            <text:p>TR-606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606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030</text:p>
          </table:table-cell>
          <table:table-cell office:value-type="string" table:style-name="ce1">
            <text:p>TR-707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707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1" table:style-name="ce2">
            <text:p>031</text:p>
          </table:table-cell>
          <table:table-cell office:value-type="string" table:style-name="ce1">
            <text:p>TR-909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909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3" table:style-name="ce2">
            <text:p>033</text:p>
          </table:table-cell>
          <table:table-cell office:value-type="string" table:style-name="ce1">
            <text:p>JAZZ</text:p>
          </table:table-cell>
          <table:table-cell table:style-name="ce1"/>
          <table:table-cell office:value-type="string" table:style-name="ce1">
            <text:p>JAZZ</text:p>
          </table:table-cell>
          <table:table-cell table:style-name="ce1"/>
          <table:table-cell office:value-type="string" table:style-name="ce1">
            <text:p>JAZZ</text:p>
          </table:table-cell>
          <table:table-cell office:value-type="string" table:style-name="ce1">
            <text:p>JAZZ</text:p>
          </table:table-cell>
          <table:table-cell table:number-columns-repeated="16377"/>
        </table:table-row>
        <table:table-row table:style-name="ro1">
          <table:table-cell office:value-type="float" office:value="34" table:style-name="ce2">
            <text:p>034</text:p>
          </table:table-cell>
          <table:table-cell office:value-type="string" table:style-name="ce1">
            <text:p>JAZZ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1" table:style-name="ce2">
            <text:p>041</text:p>
          </table:table-cell>
          <table:table-cell office:value-type="string" table:style-name="ce1">
            <text:p>BRUSH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BRUSH</text:p>
          </table:table-cell>
          <table:table-cell table:style-name="ce1"/>
          <table:table-cell office:value-type="string" table:style-name="ce1">
            <text:p>BRUSH</text:p>
          </table:table-cell>
          <table:table-cell office:value-type="string" table:style-name="ce1">
            <text:p>BRUSH</text:p>
          </table:table-cell>
          <table:table-cell table:number-columns-repeated="16377"/>
        </table:table-row>
        <table:table-row table:style-name="ro1">
          <table:table-cell office:value-type="float" office:value="42" table:style-name="ce2">
            <text:p>042</text:p>
          </table:table-cell>
          <table:table-cell office:value-type="string" table:style-name="ce1">
            <text:p>BRUSH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3" table:style-name="ce2">
            <text:p>043</text:p>
          </table:table-cell>
          <table:table-cell office:value-type="string" table:style-name="ce1">
            <text:p>BRUSH 2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9" table:style-name="ce2">
            <text:p>049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ORCHESTRA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050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1" table:style-name="ce2">
            <text:p>051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2" table:style-name="ce2">
            <text:p>052</text:p>
          </table:table-cell>
          <table:table-cell office:value-type="string" table:style-name="ce1">
            <text:p>KICK &amp; SNARE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3" table:style-name="ce2">
            <text:p>053</text:p>
          </table:table-cell>
          <table:table-cell office:value-type="string" table:style-name="ce1">
            <text:p>ASIA</text:p>
          </table:table-cell>
          <table:table-cell table:style-name="ce1"/>
          <table:table-cell office:value-type="string" table:style-name="ce1">
            <text:p>ASIA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4" table:style-name="ce2">
            <text:p>054</text:p>
          </table:table-cell>
          <table:table-cell office:value-type="string" table:style-name="ce1">
            <text:p>CYMBAL&amp;CLAPS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YMBAL&amp;CLAPS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5" table:style-name="ce2">
            <text:p>055</text:p>
          </table:table-cell>
          <table:table-cell office:value-type="string" table:style-name="ce1">
            <text:p>GAMELAN 1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6" table:style-name="ce2">
            <text:p>056</text:p>
          </table:table-cell>
          <table:table-cell office:value-type="string" table:style-name="ce1">
            <text:p>GAMELAN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7" table:style-name="ce2">
            <text:p>057</text:p>
          </table:table-cell>
          <table:table-cell office:value-type="string" table:style-name="ce1">
            <text:p>SFX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SFX</text:p>
          </table:table-cell>
          <table:table-cell table:style-name="ce1"/>
          <table:table-cell office:value-type="string" table:style-name="ce1">
            <text:p>SFX</text:p>
          </table:table-cell>
          <table:table-cell office:value-type="string" table:style-name="ce1">
            <text:p>SFX</text:p>
          </table:table-cell>
          <table:table-cell table:number-columns-repeated="16377"/>
        </table:table-row>
        <table:table-row table:style-name="ro1">
          <table:table-cell office:value-type="float" office:value="58" table:style-name="ce2">
            <text:p>058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9" table:style-name="ce2">
            <text:p>059</text:p>
          </table:table-cell>
          <table:table-cell office:value-type="string" table:style-name="ce1">
            <text:p>RHYTHM FX 2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RHYTHM FX 2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060</text:p>
          </table:table-cell>
          <table:table-cell office:value-type="string" table:style-name="ce1">
            <text:p>RHYTHM FX 3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1" table:style-name="ce2">
            <text:p>061</text:p>
          </table:table-cell>
          <table:table-cell office:value-type="string" table:style-name="ce1">
            <text:p>SFX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2" table:style-name="ce2">
            <text:p>062</text:p>
          </table:table-cell>
          <table:table-cell office:value-type="string" table:style-name="ce1">
            <text:p>VOICE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3" table:style-name="ce2">
            <text:p>063</text:p>
          </table:table-cell>
          <table:table-cell office:value-type="string" table:style-name="ce1">
            <text:p>CYM&amp;CLAPS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CM-64/32L</text:p>
          </table:table-cell>
          <table:table-cell table:number-columns-repeated="16377"/>
        </table:table-row>
        <table:table-row table:number-rows-repeated="1048536" table:style-name="ro2">
          <table:table-cell table:number-columns-repeated="16384"/>
        </table:table-row>
        <table:named-expressions>
          <table:named-range table:name="tabula_SC_8850_OM__1" table:cell-range-address="Drums.$A$2:Drums.$G$40" table:base-cell-address="Drums.$A$1"/>
        </table:named-expressions>
      </table:table>
      <table:table table:name="Ethnic,_etc" table:style-name="ta2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8" table:default-cell-style-name="ce1"/>
        <table:table-column table:style-name="co28" table:default-cell-style-name="ce1"/>
        <table:table-column table:style-name="co43" table:default-cell-style-name="ce1"/>
        <table:table-column table:style-name="co6" table:number-columns-repeated="2" table:default-cell-style-name="ce1"/>
        <table:table-column table:style-name="co28" table:default-cell-style-name="ce1"/>
        <table:table-column table:style-name="co23" table:default-cell-style-name="ce1"/>
        <table:table-column table:style-name="co33" table:default-cell-style-name="ce1"/>
        <table:table-column table:style-name="co8" table:default-cell-style-name="ce1"/>
        <table:table-column table:style-name="co15" table:number-columns-repeated="16372" table:default-cell-style-name="ce1"/>
        <table:table-row table:style-name="ro1">
          <table:table-cell office:value-type="string" table:style-name="ce1">
            <text:p>Ethnic, et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2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5" table:style-name="ce2">
            <text:p>105</text:p>
          </table:table-cell>
          <table:table-cell office:value-type="string" table:style-name="ce1">
            <text:p>Si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ita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itar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itar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ta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itar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itar 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Detune S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etune S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DetuneS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Sitar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tar 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Sitar/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2">
            <text:p>005</text:p>
          </table:table-cell>
          <table:table-cell table:style-name="ce2"/>
          <table:table-cell office:value-type="string" table:style-name="ce1">
            <text:p>Sitar 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Tambr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amb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mb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Tambour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ambou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mbou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6" table:style-name="ce2">
            <text:p>106</text:p>
          </table:table-cell>
          <table:table-cell office:value-type="string" table:style-name="ce1">
            <text:p>Banj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<text:s/>Muted Banj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Muted 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Rabab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ba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Raba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San Xi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n Xia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Gopichan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pich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Gopich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Ou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u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Ou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2"/>
          <table:table-cell office:value-type="string" table:style-name="ce1">
            <text:p>Oud+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ud+Strings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Pi P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 P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7" table:style-name="ce2">
            <text:p>107</text:p>
          </table:table-cell>
          <table:table-cell office:value-type="string" table:style-name="ce1">
            <text:p>Shamise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mis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mise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hamisen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Tsugaru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sugar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sugar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Syn Shamis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 Shamise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8" table:style-name="ce2">
            <text:p>108</text:p>
          </table:table-cell>
          <table:table-cell office:value-type="string" table:style-name="ce1">
            <text:p>Kot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oto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to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Koto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Gu Zhe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u Zheng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Taisho Kot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aisho Ko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isho Ko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sho Koto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Kano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no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Kano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Kanoon+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noon+Choi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Oct Har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ct Harp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09" table:style-name="ce2">
            <text:p>109</text:p>
          </table:table-cell>
          <table:table-cell office:value-type="string" table:style-name="ce1">
            <text:p>Kalimb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Sanz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nz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Bodhr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Bodhran M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0" table:style-name="ce2">
            <text:p>110</text:p>
          </table:table-cell>
          <table:table-cell office:value-type="string" table:style-name="ce1">
            <text:p>Bagpip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Didgerido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dgerido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Uillean 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UillnPipe N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UillnPipe 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1" table:style-name="ce2">
            <text:p>111</text:p>
          </table:table-cell>
          <table:table-cell office:value-type="string" table:style-name="ce1">
            <text:p>Fidd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idd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Fiddl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Fiddle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Er Hu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r H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Gao Hu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ao H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2" table:style-name="ce2">
            <text:p>112</text:p>
          </table:table-cell>
          <table:table-cell office:value-type="string" table:style-name="ce1">
            <text:p>Shana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n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nai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hanai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hanai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nai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nai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Pung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ung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Pung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Hichirik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ichiri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Hichiri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Mizma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izma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Suona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uona 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3" table:style-name="ce2">
            <text:p>033</text:p>
          </table:table-cell>
          <table:table-cell table:style-name="ce2"/>
          <table:table-cell office:value-type="string" table:style-name="ce1">
            <text:p>Suon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uona 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3" table:style-name="ce2">
            <text:p>113</text:p>
          </table:table-cell>
          <table:table-cell office:value-type="string" table:style-name="ce1">
            <text:p>Tinkle Bell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Tinkle 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nkle 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Tinkle Bell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Bona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on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n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Gender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Gamelan Go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amelan G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amelanG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St.Gamelan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St.Game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Game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Jang Gu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Jang-Gu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2"/>
          <table:table-cell office:value-type="string" table:style-name="ce1">
            <text:p>Jego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014</text:p>
          </table:table-cell>
          <table:table-cell table:style-name="ce2"/>
          <table:table-cell office:value-type="string" table:style-name="ce1">
            <text:p>Jubla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015</text:p>
          </table:table-cell>
          <table:table-cell table:style-name="ce2"/>
          <table:table-cell office:value-type="string" table:style-name="ce1">
            <text:p>Pemad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AMA Cymbal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RAMA Cymb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AMA Cymb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Kaja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Kelontu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Kelontuk M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020</text:p>
          </table:table-cell>
          <table:table-cell table:style-name="ce2"/>
          <table:table-cell office:value-type="string" table:style-name="ce1">
            <text:p>Kelontuk Si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021</text:p>
          </table:table-cell>
          <table:table-cell table:style-name="ce2"/>
          <table:table-cell office:value-type="string" table:style-name="ce1">
            <text:p>Kopyak 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022</text:p>
          </table:table-cell>
          <table:table-cell table:style-name="ce2"/>
          <table:table-cell office:value-type="string" table:style-name="ce1">
            <text:p>Kopyak M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023</text:p>
          </table:table-cell>
          <table:table-cell table:style-name="ce2"/>
          <table:table-cell office:value-type="string" table:style-name="ce1">
            <text:p>Ceng Ce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Reyou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Kemp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Jngl Cras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Crash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RideCym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RideBell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4" table:style-name="ce2">
            <text:p>114</text:p>
          </table:table-cell>
          <table:table-cell office:value-type="string" table:style-name="ce1">
            <text:p>Agogo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Atarigan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tarig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Atariga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Tambour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mbouri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5" table:style-name="ce2">
            <text:p>115</text:p>
          </table:table-cell>
          <table:table-cell office:value-type="string" table:style-name="ce1">
            <text:p>Steel Drums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Island Mlt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Island Mlt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6" table:style-name="ce2">
            <text:p>116</text:p>
          </table:table-cell>
          <table:table-cell office:value-type="string" table:style-name="ce1">
            <text:p>Woodblo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astanet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Angklu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ngklung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Angkl Rhythm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Angkl Rhyth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Finger Sna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inger Snap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909 HandC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HandCla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HandClap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7" table:style-name="ce2">
            <text:p>117</text:p>
          </table:table-cell>
          <table:table-cell office:value-type="string" table:style-name="ce1">
            <text:p>Taik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Small Taik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mall Tai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Concert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ConcertBD M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Jungle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ungle B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Techno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chno B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Bounc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ounc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KendangWa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Bebaron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Pelegon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Dhola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028</text:p>
          </table:table-cell>
          <table:table-cell table:style-name="ce2"/>
          <table:table-cell office:value-type="string" table:style-name="ce1">
            <text:p>Dholak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2">
            <text:p>032</text:p>
          </table:table-cell>
          <table:table-cell table:style-name="ce2"/>
          <table:table-cell office:value-type="string" table:style-name="ce1">
            <text:p>Jngl BD Ro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Kick Menu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Kick Menu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Kick Menu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2">
            <text:p>043</text:p>
          </table:table-cell>
          <table:table-cell table:style-name="ce2"/>
          <table:table-cell office:value-type="string" table:style-name="ce1">
            <text:p>Kick Menu 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8" table:style-name="ce2">
            <text:p>118</text:p>
          </table:table-cell>
          <table:table-cell office:value-type="string" table:style-name="ce1">
            <text:p>Melo. Tom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Real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al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al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Real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Jazz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2">
            <text:p>004</text:p>
          </table:table-cell>
          <table:table-cell table:style-name="ce2"/>
          <table:table-cell office:value-type="string" table:style-name="ce1">
            <text:p>Brush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Melo. Tom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Rock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ock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ock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ash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sh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House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use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018</text:p>
          </table:table-cell>
          <table:table-cell table:style-name="ce2"/>
          <table:table-cell office:value-type="string" table:style-name="ce1">
            <text:p>Jungle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ungle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2">
            <text:p>019</text:p>
          </table:table-cell>
          <table:table-cell table:style-name="ce2"/>
          <table:table-cell office:value-type="string" table:style-name="ce1">
            <text:p>909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Jngl SD Ro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SD Menu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SD Menu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SD Menu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2">
            <text:p>043</text:p>
          </table:table-cell>
          <table:table-cell table:style-name="ce2"/>
          <table:table-cell office:value-type="string" table:style-name="ce1">
            <text:p>SD Menu 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4" table:style-name="ce2">
            <text:p>044</text:p>
          </table:table-cell>
          <table:table-cell table:style-name="ce2"/>
          <table:table-cell office:value-type="string" table:style-name="ce1">
            <text:p>SD Menu 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19" table:style-name="ce2">
            <text:p>119</text:p>
          </table:table-cell>
          <table:table-cell office:value-type="string" table:style-name="ce1">
            <text:p>Synth Dru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808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Elec Per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0" table:style-name="ce2">
            <text:p>010</text:p>
          </table:table-cell>
          <table:table-cell table:style-name="ce2"/>
          <table:table-cell office:value-type="string" table:style-name="ce1">
            <text:p>Sine Perc.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Sine Perc.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011</text:p>
          </table:table-cell>
          <table:table-cell table:style-name="ce2"/>
          <table:table-cell office:value-type="string" table:style-name="ce1">
            <text:p>606 To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606 To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012</text:p>
          </table:table-cell>
          <table:table-cell table:style-name="ce2"/>
          <table:table-cell office:value-type="string" table:style-name="ce1">
            <text:p>909 To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To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2">
            <text:p>013</text:p>
          </table:table-cell>
          <table:table-cell table:style-name="ce2"/>
          <table:table-cell office:value-type="string" table:style-name="ce1">
            <text:p>606 Dist.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2">
            <text:p>000</text:p>
          </table:table-cell>
          <table:table-cell office:value-type="float" office:value="120" table:style-name="ce2">
            <text:p>120</text:p>
          </table:table-cell>
          <table:table-cell office:value-type="string" table:style-name="ce1">
            <text:p>Reverse Cy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001</text:p>
          </table:table-cell>
          <table:table-cell table:style-name="ce2"/>
          <table:table-cell office:value-type="string" table:style-name="ce1">
            <text:p>Reverse Cym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Cy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002</text:p>
          </table:table-cell>
          <table:table-cell table:style-name="ce2"/>
          <table:table-cell office:value-type="string" table:style-name="ce1">
            <text:p>Reverse Cym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003</text:p>
          </table:table-cell>
          <table:table-cell table:style-name="ce2"/>
          <table:table-cell office:value-type="string" table:style-name="ce1">
            <text:p>Reverse Cy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008</text:p>
          </table:table-cell>
          <table:table-cell table:style-name="ce2"/>
          <table:table-cell office:value-type="string" table:style-name="ce1">
            <text:p>Rev.Snare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009</text:p>
          </table:table-cell>
          <table:table-cell table:style-name="ce2"/>
          <table:table-cell office:value-type="string" table:style-name="ce1">
            <text:p>Rev.Snar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2">
            <text:p>016</text:p>
          </table:table-cell>
          <table:table-cell table:style-name="ce2"/>
          <table:table-cell office:value-type="string" table:style-name="ce1">
            <text:p>Rev.Kick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Kic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Kic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7" table:style-name="ce2">
            <text:p>017</text:p>
          </table:table-cell>
          <table:table-cell table:style-name="ce2"/>
          <table:table-cell office:value-type="string" table:style-name="ce1">
            <text:p>Rev.Con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Con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Con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024</text:p>
          </table:table-cell>
          <table:table-cell table:style-name="ce2"/>
          <table:table-cell office:value-type="string" table:style-name="ce1">
            <text:p>Rev.Tom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5" table:style-name="ce2">
            <text:p>025</text:p>
          </table:table-cell>
          <table:table-cell table:style-name="ce2"/>
          <table:table-cell office:value-type="string" table:style-name="ce1">
            <text:p>Rev.Tom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026</text:p>
          </table:table-cell>
          <table:table-cell table:style-name="ce2"/>
          <table:table-cell office:value-type="string" table:style-name="ce1">
            <text:p>Rev.Tom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7" table:style-name="ce2">
            <text:p>027</text:p>
          </table:table-cell>
          <table:table-cell table:style-name="ce2"/>
          <table:table-cell office:value-type="string" table:style-name="ce1">
            <text:p>Rev.Tom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040</text:p>
          </table:table-cell>
          <table:table-cell table:style-name="ce2"/>
          <table:table-cell office:value-type="string" table:style-name="ce1">
            <text:p>Rev.SD 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1" table:style-name="ce2">
            <text:p>041</text:p>
          </table:table-cell>
          <table:table-cell table:style-name="ce2"/>
          <table:table-cell office:value-type="string" table:style-name="ce1">
            <text:p>Rev.SD 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042</text:p>
          </table:table-cell>
          <table:table-cell table:style-name="ce2"/>
          <table:table-cell office:value-type="string" table:style-name="ce1">
            <text:p>Rev.SD Menu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3" table:style-name="ce2">
            <text:p>043</text:p>
          </table:table-cell>
          <table:table-cell table:style-name="ce2"/>
          <table:table-cell office:value-type="string" table:style-name="ce1">
            <text:p>Rev.BD 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044</text:p>
          </table:table-cell>
          <table:table-cell table:style-name="ce2"/>
          <table:table-cell office:value-type="string" table:style-name="ce1">
            <text:p>Rev.BD 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045</text:p>
          </table:table-cell>
          <table:table-cell table:style-name="ce2"/>
          <table:table-cell office:value-type="string" table:style-name="ce1">
            <text:p>Rev.BD Menu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6" table:style-name="ce2">
            <text:p>046</text:p>
          </table:table-cell>
          <table:table-cell table:style-name="ce2"/>
          <table:table-cell office:value-type="string" table:style-name="ce1">
            <text:p>Rev.Clap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number-rows-repeated="1048435" table:style-name="ro1">
          <table:table-cell table:number-columns-repeated="16384"/>
        </table:table-row>
      </table:table>
      <table:table table:name="Synth_SFX" table:style-name="ta2">
        <table:table-column table:style-name="co40" table:default-cell-style-name="ce1"/>
        <table:table-column table:style-name="co15" table:number-columns-repeated="16383" table:default-cell-style-name="ce1"/>
        <table:table-row table:style-name="ro1">
          <table:table-cell office:value-type="string" table:style-name="ce1">
            <text:p>Synth SF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97 Ice Ra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ce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Ice Rai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Ice Rain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Harmo Ra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mo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mo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African woo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frican woo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fricanWoo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Anklung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klung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Rattl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ttl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aw Impul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Strange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FastFWD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Clavi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lavi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avi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EP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Tambra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CP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8 Soundtr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undtr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undtrack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oundtrack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Ancestr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cestr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ncestr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Prologu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log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rolog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Prologu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logu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Hols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ls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HistoryW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9 Cryst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rystal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yn Mall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 Ma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 Mallet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 Mallet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2 Soft Cryst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ft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Round Glo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un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un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Loud Glo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u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u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GlockenChim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lockenChi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locknChi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Clear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lea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ea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ChristmasBe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ristmasB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X'mas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Vibra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ibra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ibra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Digi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gi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igi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Music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usic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Analog Be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nalog Be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Blow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Hyper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Choral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al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oral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Air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i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i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Bell Har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ll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ell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9 Gamelimb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amelimb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amelimb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0 JUNO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1 JP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2 Pizz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3 Bottom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tmospher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tmosphe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tmospher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Atmospher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arm Atmo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 Har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Nylon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rp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p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ollowRelea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llowRele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llowRel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ylon+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+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Nylon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mbient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mbien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mbien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nvisibl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nvisibl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ulsey Ke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y Ke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Noise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oise 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Heaven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Tambra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Brightne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ightn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rightne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rightne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hining S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ining Sta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B Stab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tab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rass S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Choir Sta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-50 Retou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outhernW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ymbolic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Org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b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Gobli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oblins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blins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oblins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0's Sci-F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0's Sci-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0's Sci-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bducti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b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uhbien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uhbi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LFO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Random St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ndom St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Random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ndom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LowBirds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wBirds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Falling Dow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lling Dow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LFO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R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LFO Horro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Horro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LFO Tech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Tech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Alternati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lternati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UFO F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UFO F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Gargle M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argle M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weep F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weep F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M Has Co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FallinInsec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O Oct.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Just Bef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RND Fl.Chor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RandomEnd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andom S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EatingFil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Noise&amp;Saw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Pour Magi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DancingDri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irty S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Big Bl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tatic H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Atl.Mod.F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Acid Cop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Echo Dro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cho Dro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Drop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Echo Drop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cho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Bell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Echo Bell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cho P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P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Pa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Echo Pa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cho P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P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P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ig Pann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eso Pann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eso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Water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ter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ter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cho Syn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an Sequen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 Sequenc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qu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qu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annin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anning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tar Them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r The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r Them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tar Them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ar Them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r Them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rThem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ar M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ar Dus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Rep.Tran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Etheralit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Mystic Pad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ream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ream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ilky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ky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ream P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ilky P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New Centur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New Centu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7th Atmos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th Atmos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Galaxy Wa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alaxy Wa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Rising OSC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51" table:style-name="ro2">
          <table:table-cell table:number-columns-repeated="16384"/>
        </table:table-row>
      </table:table>
      <table:table table:name="Synth_lead" table:style-name="ta2">
        <table:table-column table:style-name="co15" table:number-columns-repeated="16384" table:default-cell-style-name="ce1"/>
        <table:table-row table:style-name="ro1">
          <table:table-cell office:value-type="string" table:style-name="ce1">
            <text:p>Synth le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81 Square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quare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quare Wav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quare Wave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MG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quar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quar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2 Hollow Min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Hollow Mi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llow Mi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Mellow F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 F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ow F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CC S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C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C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hmoo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moo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moo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LM Squar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M Squa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M Squa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JP8000 TW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2600 S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2600 Si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ine Wav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ine Wav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Sine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ine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KG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KG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Twin S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P5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OB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JP-8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-8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19 Dist Squa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0 303SquarDs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1 303SquarDs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2 303 Mix Sq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3 Dual Sqr&amp;Sa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4 Pulse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5 JP8 PulseLd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PulseLd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6 JP8 PulseLd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PulseLd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7 MG Reso. Pl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Reso. Pl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8 JP8 PulseLd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9 260Ring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0 303Dist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1 JP8000Dist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2 HipHop Sin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3 HipHop Sqr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4 HipHop Pls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5 Flux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w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w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aw Wav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aw Wav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B2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2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aw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a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lse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ulse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eline G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line G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line G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ig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Velo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lo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R-300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R-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R-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A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LA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A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octor S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octor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octor Solo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Doctor Solo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Fat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P8000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-50 Fat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-50 Fat Sa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OB Double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JP Double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FatSawLe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JP SuperSa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Waspy 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s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s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PM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M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S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S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MG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MG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OB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OB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-50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-50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H-101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-101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CS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S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MG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OB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P5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5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MG unis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unis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Oct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Natural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SequenceSaw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quenceSaw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equenceSaw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equenceSaw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Reso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Cheese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Cheese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Rhythmic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hythmic Sa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Sequenced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Techno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yn.Calliop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Calliop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Calliop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Calliop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ent 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nt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nt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re Pan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re Pan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urePan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LM Pure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LM Blow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hiffer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iffer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ifferLe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hifferLe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B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B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ybrid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Unison Sqr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FatSolo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orceful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Oct.Unison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Unison Saw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ad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d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rowding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ouble Sq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hara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ara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arang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hara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ire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B.Char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at GR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Windy GR 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ellow GR 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R &amp; Pul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ist.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ist.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cid Guitar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cid Guitar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cid Guitar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cid Guitar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ance Dst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DanceDst.G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P5 Sync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Sync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Fat Sync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Sync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Rock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th DecaSync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DecaSyn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irty Syn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rty Syn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DualSync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A Brass 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JUNO Sub Os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UNO Sub Os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2600 Sub Os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JP8000Fd Os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olo 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lo 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lo Vox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olo Vox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lo Vox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Vox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LFO 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Vo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Vox Le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5th Saw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Saw W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th Saw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5th Saw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g Fiv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Fiv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Fiv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th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5th Ana.Clav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Ana.Clav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5th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JP 5th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P8000 5thF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4th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4th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Bass &amp;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ss &amp;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ss &amp; Le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ass &amp; Le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g &amp; R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&amp; R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&amp; R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at &amp; Perk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&amp; Per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t &amp; Per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UNO Rav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UNO Rav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JP8 BsLead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BsLead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JP8 BsLead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BsLead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H-5 Bs.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-5 Bs.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Delayed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ynth pad, et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89 Fantasi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ntas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ntasia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Fantasia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1 Fantasia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ntasi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ntasi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New Ag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ew Ag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Bell Heav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ll Heave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Fantasia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Fantasia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After D 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260Harm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0 Warm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Warm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Pa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Warm Pad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Thick Matri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hick Matri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hick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Horn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n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rn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Rotary Str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tary Str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Str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OB Soft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Soft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of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OB Soft Pa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Octav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Stack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Human 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ync Brs.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Oct.PWM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JP Sof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1 Poly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lysynth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Polysynth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80's PolySy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80's PolySy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80'sPolySy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Polysynth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synth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Poly Ki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 K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Super Pol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Power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Octave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Reso Sta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t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Techno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chno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Pulse S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TwinOct.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Oct.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5 Hap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Forward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Reverse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Minor 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2 Space Voic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pace Vo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pace Voic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pace Voic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Heaven I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eaven I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eaven I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C Heav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C Heave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Itop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Water Spa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Cold Spa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Noise Peak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Bamboo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Cosmic Voi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osmic Voic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Auh Vo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uh Vo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AuhAu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uhAu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Vocorderm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corderm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Holy Voic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Bowed Gl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owed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wed Gla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owed Gla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ftBell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Bell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P8 Sq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Sqr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7thBel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thBel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eel Gla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ottle Sta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etal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tal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tal P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Metal P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n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anne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ner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anner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eel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pecial 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etal Pad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Halo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lo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lo P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Halo P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ox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ox Swe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Swee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Horro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ror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ynVox 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ynVox Pad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Breath&amp;R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Tears Voic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weep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weep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weep Pa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weep Pad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lar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olar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lar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mbient BP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ync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Warrio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onverg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onve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onve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hwimm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wi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wi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Celestial P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elestial P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elestialP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Bag Swe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g Swee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weep Pip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weep Sta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eep 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tray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355" table:style-name="ro2">
          <table:table-cell table:number-columns-repeated="16384"/>
        </table:table-row>
      </table:table>
      <table:table table:name="Strings,_orchestra" table:style-name="ta2">
        <table:table-column table:style-name="co15" table:number-columns-repeated="16384" table:default-cell-style-name="ce1"/>
        <table:table-row table:style-name="ro1">
          <table:table-cell office:value-type="string" table:style-name="ce1">
            <text:p>Strings/orchest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 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1 Violin: 2 [Pro]</text:p>
          </table:table-cell>
          <table:table-cell office:value-type="string" table:style-name="ce1">
            <text:p>Violin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io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lin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iolin Atk: 2 [Pro]</text:p>
          </table:table-cell>
          <table:table-cell office:value-type="string" table:style-name="ce1">
            <text:p>Violin Atk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low Violin 1 [Pro]</text:p>
          </table:table-cell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2 Viola: 2 [Pro]</text:p>
          </table:table-cell>
          <table:table-cell office:value-type="string" table:style-name="ce1">
            <text:p>Viola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io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la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iola Atk.: 2 [Pro]</text:p>
          </table:table-cell>
          <table:table-cell office:value-type="string" table:style-name="ce1">
            <text:p>Viola Atk.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3 Cello: 2</text:p>
          </table:table-cell>
          <table:table-cell office:value-type="string" table:style-name="ce1">
            <text:p>Cello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el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llo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Cello Atk.: 2</text:p>
          </table:table-cell>
          <table:table-cell office:value-type="string" table:style-name="ce1">
            <text:p>Cello Atk.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4 Contrabass <text:s/>1</text:p>
          </table:table-cell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5 Tremolo Str 1 [Pro]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2 Trem Str.St.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low Tremolo 1 [Pro]</text:p>
          </table:table-cell>
          <table:table-cell office:value-type="string" table:style-name="ce1">
            <text:p>Slow Trem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owTrem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9 Suspense Str 2 [Pro]</text:p>
          </table:table-cell>
          <table:table-cell office:value-type="string" table:style-name="ce1">
            <text:p>Suspense St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uspenseSt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0 SuspenseStr2 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6 PizzicatoStr 1 [Pro]</text:p>
          </table:table-cell>
          <table:table-cell office:value-type="string" table:style-name="ce1">
            <text:p>Pizzicato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izz. Str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zzicato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cs&amp;Cbs Pizz 2 [Pro]</text:p>
          </table:table-cell>
          <table:table-cell office:value-type="string" table:style-name="ce1">
            <text:p>Vcs&amp;Cbs Piz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2 Chamber Pizz 2 [Pro]</text:p>
          </table:table-cell>
          <table:table-cell office:value-type="string" table:style-name="ce1">
            <text:p>Chamber Piz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3 St.Pizzicato 2 [Pro]</text:p>
          </table:table-cell>
          <table:table-cell office:value-type="string" table:style-name="ce1">
            <text:p>St. Pizzicat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olo Pizz. <text:s/>1 [Pro]</text:p>
          </table:table-cell>
          <table:table-cell office:value-type="string" table:style-name="ce1">
            <text:p>Solo Pizz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Solo Spic. <text:s/>1 [Pro]</text:p>
          </table:table-cell>
          <table:table-cell office:value-type="string" table:style-name="ce1">
            <text:p>Solo Spic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7 StringsSpic.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7 Harp1 [Pro]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Harp&amp;Strings 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2 Harp St.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Uillean Harp 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Synth Harp <text:s/>1 [Pro]</text:p>
          </table:table-cell>
          <table:table-cell office:value-type="string" table:style-name="ce1">
            <text:p>Synth Har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4 Yang Qin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5 Yang Qin 2 <text:s/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6 SynthYangQin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8 Timpani1 [Pro]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sem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49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tring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in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ing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Bright Str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ight Str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ing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ChamberSt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mberStr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Cello sec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ello sec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Bright St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Bright Str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Quad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Mild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Orchestr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Orchestra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chestr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Tremolo Orc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olo 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olo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Choir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ir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ir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Strings+Hor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rings+Hor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tr.+Flut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Choir Str.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5 Choir Str.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St.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St.String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St.Strings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9 Orchestra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0 Orchestra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Velo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lo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2 Oct Strings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ct String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3 Oct String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ct String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4 ContraBsSec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40 60s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0 Slow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lowString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owStrings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 Str.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lowString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Legato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egato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egato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Warm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t.Slow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Slow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Slow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t.Slow Str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S.Str+Choi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.Str+Choi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1 Syn.String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Strings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Strings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OB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B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tack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JP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Chorus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Syn.String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Strings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Strings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Syn.String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yn.Strings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yn.Strings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LoFi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High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igh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Hybrid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Tron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on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5 Noiz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oiz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2 Syn.String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Strings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Strings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yn.Strings5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JUNO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Filtered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JP Saw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Hybrid St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Dist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JUNOFull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Air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ir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Atk Syn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traight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3 Choir A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8 St.ChoirAah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ChoirAah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Melted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ted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ello 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Church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Boys Choir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Boys Choi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t.Boys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Rich Choi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Choir H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ir H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Chorus L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rus L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2 Chorus Aah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Aah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irAahs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hoir Aahs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3 Male Aah+St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le Aah+St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oice Ooh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orus Ooh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oice Ooh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horus Ooh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OohsCodeMaj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ohsCodeSus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azz Sc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Voice D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oice D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zVoice D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zVoice B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zVoice D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zVoice Th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oiceLa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horusLah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VoiceLu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ChorusLuh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VoiceLan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ChorusLan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VoiceAa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VoiceUu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Fem Lah&amp;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VoiceWa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ChorusWah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VoiceWo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ChorusWoh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VoiceAa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VoiceOo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Humm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ynVo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V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Vox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Vox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ynVox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Vox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yn.Voi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Voi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Voi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ilent Nigh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ent Nigh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yn.Voice 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P330 Choi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P330 Choi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Vinyl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inyl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JX8P 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Analog Vo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Orchestra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ch.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chest.Hit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ss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th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uro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mpact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mpact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Impact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Philly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hilly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hilly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ouble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ouble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ouble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erc.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erc.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hock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ock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Bounce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rill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Thrill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o Fi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 Fi 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 Fi 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Techno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echno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Dist.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st.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Bam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m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Bit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it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Bim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im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Technorg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echnorg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ave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ve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trings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rings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Stack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ndustry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Clap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08" table:style-name="ro2">
          <table:table-cell table:number-columns-repeated="16384"/>
        </table:table-row>
      </table:table>
      <table:table table:name="Reed" table:style-name="ta2">
        <table:table-column table:style-name="co15" table:number-columns-repeated="16384" table:default-cell-style-name="ce1"/>
        <table:table-row table:style-name="ro1">
          <table:table-cell office:value-type="string" table:style-name="ce1">
            <text:p>R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65</text:p>
          </table:table-cell>
          <table:table-cell office:value-type="string" table:style-name="ce1">
            <text:p>Soprano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oprano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oprano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6</text:p>
          </table:table-cell>
          <table:table-cell office:value-type="string" table:style-name="ce1">
            <text:p>Alto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toSax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ltoSax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yper Al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row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row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toSax + T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ltoSax + T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ax Sect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7</text:p>
          </table:table-cell>
          <table:table-cell office:value-type="string" table:style-name="ce1">
            <text:p>Tenor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nor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nor Sa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nor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nor Sax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nor Sax 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eathyTn.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eathyTn.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reathyTnr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.Tenor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 Tenor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8</text:p>
          </table:table-cell>
          <table:table-cell office:value-type="string" table:style-name="ce1">
            <text:p>Baritone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ritone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tone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itone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ri. Sax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ri. Sax 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ri &amp; Ten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9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boe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oe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ulti Ree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lti Ree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0</text:p>
          </table:table-cell>
          <table:table-cell office:value-type="string" table:style-name="ce1">
            <text:p>English Hor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nglish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nglish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glishHor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1</text:p>
          </table:table-cell>
          <table:table-cell office:value-type="string" table:style-name="ce1">
            <text:p>Bassoo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2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s Clarin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s 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s 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ulti 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lti Wi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uad W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3</text:p>
          </table:table-cell>
          <table:table-cell office:value-type="string" table:style-name="ce1">
            <text:p>Piccol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ccolo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colo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a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a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ay Trem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ay Tremol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4</text:p>
          </table:table-cell>
          <table:table-cell office:value-type="string" table:style-name="ce1">
            <text:p>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ute 2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 2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lute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lt Travels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lt Travels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ute + Vl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lute + Vl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ipe &amp; Re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ron 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on Flut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di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5</text:p>
          </table:table-cell>
          <table:table-cell office:value-type="string" table:style-name="ce1">
            <text:p>Record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cor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cord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Record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6</text:p>
          </table:table-cell>
          <table:table-cell office:value-type="string" table:style-name="ce1">
            <text:p>Pan Flut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 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an 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n Flut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awal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w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Kaw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Zampon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Zampo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Zampona At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Zampona At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in Whis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inWhtsle N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inWhtsle 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7</text:p>
          </table:table-cell>
          <table:table-cell office:value-type="string" table:style-name="ce1">
            <text:p>Bottle Blo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8</text:p>
          </table:table-cell>
          <table:table-cell office:value-type="string" table:style-name="ce1">
            <text:p>Shakuhach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akuhach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akuhachi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hakuhachi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kuhachi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akuhachi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9</text:p>
          </table:table-cell>
          <table:table-cell office:value-type="string" table:style-name="ce1">
            <text:p>Whist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Whis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histl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Whist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histl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histl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80</text:p>
          </table:table-cell>
          <table:table-cell office:value-type="string" table:style-name="ce1">
            <text:p>Ocarin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cari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carina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Ocarin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3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Unger</meta:initial-creator>
    <dc:creator>Johannes Unger</dc:creator>
    <meta:creation-date>2019-08-27T10:28:42Z</meta:creation-date>
    <dc:date>2019-08-28T10:35:26Z</dc:date>
    <meta:editing-cycles>2</meta:editing-cycles>
    <meta:editing-duration>PT0S</meta:editing-duration>
  </office:meta>
</office:document-meta>
</file>